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script :</text:p>
      <text:p text:style-name="P1"/>
      <text:p text:style-name="P1">Il est principalement utilisé sur le Web côté client :c'est le navigateur qui exécute le code. Le JavaScript est utile pour tout ce qui concerne les interactions du client sur la page Web. Il permet ainsi d'améliorer la présentation et l'interactivité des pages Web.<text:line-break/>Mais il peut aussi être utilisé côté serveur. Il existe plusieurs déclinaisons du langage qui permettent de l'utiliser dans de nombreux domaines. </text:p>
      <text:p text:style-name="P1"/>
      <text:p text:style-name="P1">Javascript propose des fonctionnalités pour travailler facilement avec le DOM, ce qui facilite l’accès aux balises d'une extension XUL. En effet, il est le langage de script utilisé pour développer des extension XUL. Donc pour récupérer des événements sur ces objets, Javascript est incontournable. Coder différentes extensions en Javascript permet des les faire interagir entre elles, et donc d'aller au-delà de leurs champ d'application. C'est pour cela que la plupart des extensions Firefox utilisent Javascript comme langage de scrip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01:06:40.01</meta:creation-date>
    <dc:date>2014-05-26T16:18:14.64</dc:date>
    <dc:creator>raph ley</dc:creator>
    <meta:editing-duration>PT28M29S</meta:editing-duration>
    <meta:editing-cycles>5</meta:editing-cycles>
    <meta:generator>OpenOffice/4.0.1$Win32 OpenOffice.org_project/401m5$Build-9714</meta:generator>
    <meta:document-statistic meta:table-count="0" meta:image-count="0" meta:object-count="0" meta:page-count="1" meta:paragraph-count="3" meta:word-count="147" meta:character-count="964"/>
  </office:meta>
</office:document-meta>
</file>